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adornments="Negreta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94a1b"/>
    </style:style>
    <style:style style:name="P2" style:family="paragraph" style:parent-style-name="Text_20_body">
      <style:text-properties fo:font-weight="normal" officeooo:rsid="00194a1b" officeooo:paragraph-rsid="00194a1b" style:font-weight-asian="normal" style:font-weight-complex="normal"/>
    </style:style>
    <style:style style:name="P3" style:family="paragraph" style:parent-style-name="Text_20_body">
      <style:text-properties fo:font-weight="normal" officeooo:rsid="001a3c4c" officeooo:paragraph-rsid="001a3c4c" style:font-weight-asian="normal" style:font-weight-complex="normal"/>
    </style:style>
    <style:style style:name="P4" style:family="paragraph" style:parent-style-name="Text_20_body">
      <style:text-properties fo:font-weight="normal" officeooo:rsid="00271859" officeooo:paragraph-rsid="00271859" style:font-weight-asian="normal" style:font-weight-complex="normal"/>
    </style:style>
    <style:style style:name="P5" style:family="paragraph" style:parent-style-name="Text_20_body">
      <style:text-properties fo:font-weight="normal" officeooo:rsid="0029e79a" officeooo:paragraph-rsid="0029e79a" style:font-weight-asian="normal" style:font-weight-complex="normal"/>
    </style:style>
    <style:style style:name="P6" style:family="paragraph" style:parent-style-name="Text_20_body">
      <style:text-properties fo:font-weight="normal" officeooo:rsid="0030bdaa" officeooo:paragraph-rsid="0030bdaa" style:font-weight-asian="normal" style:font-weight-complex="normal"/>
    </style:style>
    <style:style style:name="P7" style:family="paragraph" style:parent-style-name="Text_20_body">
      <style:text-properties fo:font-weight="normal" officeooo:rsid="0035176f" officeooo:paragraph-rsid="0035176f" style:font-weight-asian="normal" style:font-weight-complex="normal"/>
    </style:style>
    <style:style style:name="P8" style:family="paragraph" style:parent-style-name="Text_20_body">
      <style:text-properties fo:font-weight="normal" officeooo:rsid="00371325" officeooo:paragraph-rsid="00371325" style:font-weight-asian="normal" style:font-weight-complex="normal"/>
    </style:style>
    <style:style style:name="P9" style:family="paragraph" style:parent-style-name="Text_20_body">
      <style:text-properties officeooo:rsid="001c2e8c" officeooo:paragraph-rsid="00242382"/>
    </style:style>
    <style:style style:name="P10" style:family="paragraph" style:parent-style-name="Text_20_body">
      <style:text-properties officeooo:rsid="001e21af" officeooo:paragraph-rsid="001e21af"/>
    </style:style>
    <style:style style:name="P11" style:family="paragraph" style:parent-style-name="Text_20_body">
      <style:text-properties officeooo:rsid="001ed55a" officeooo:paragraph-rsid="001ed55a"/>
    </style:style>
    <style:style style:name="P12" style:family="paragraph" style:parent-style-name="Text_20_body">
      <style:text-properties officeooo:rsid="001508d9"/>
    </style:style>
    <style:style style:name="P13" style:family="paragraph" style:parent-style-name="Text_20_body">
      <style:text-properties officeooo:rsid="0015888e"/>
    </style:style>
    <style:style style:name="P14" style:family="paragraph" style:parent-style-name="Text_20_body">
      <style:text-properties officeooo:rsid="00242382" officeooo:paragraph-rsid="00242382"/>
    </style:style>
    <style:style style:name="P15" style:family="paragraph" style:parent-style-name="Text_20_body">
      <style:text-properties officeooo:rsid="0026d242" officeooo:paragraph-rsid="0026fed3" fo:background-color="transparent"/>
    </style:style>
    <style:style style:name="P16" style:family="paragraph" style:parent-style-name="Text_20_body">
      <style:text-properties officeooo:rsid="0024f98a" officeooo:paragraph-rsid="0026fed3" fo:background-color="transparent"/>
    </style:style>
    <style:style style:name="P17" style:family="paragraph" style:parent-style-name="Text_20_body">
      <style:text-properties officeooo:rsid="00271859" officeooo:paragraph-rsid="00271859"/>
    </style:style>
    <style:style style:name="P18" style:family="paragraph" style:parent-style-name="Text_20_body">
      <style:text-properties officeooo:rsid="002b19c2" officeooo:paragraph-rsid="002b19c2"/>
    </style:style>
    <style:style style:name="P19" style:family="paragraph" style:parent-style-name="Text_20_body">
      <style:text-properties officeooo:rsid="00323585"/>
    </style:style>
    <style:style style:name="P20" style:family="paragraph" style:parent-style-name="Text_20_body">
      <style:text-properties officeooo:rsid="00323585" officeooo:paragraph-rsid="00323585"/>
    </style:style>
    <style:style style:name="P21" style:family="paragraph" style:parent-style-name="Text_20_body">
      <style:text-properties fo:font-style="normal" officeooo:rsid="0033544d" officeooo:paragraph-rsid="0033544d" style:font-style-asian="normal" style:font-style-complex="normal"/>
    </style:style>
    <style:style style:name="P22" style:family="paragraph" style:parent-style-name="Text_20_body">
      <style:text-properties fo:font-style="normal" officeooo:rsid="0035176f" officeooo:paragraph-rsid="0035176f" style:font-style-asian="normal" style:font-style-complex="normal"/>
    </style:style>
    <style:style style:name="P23" style:family="paragraph" style:parent-style-name="Text_20_body">
      <style:text-properties officeooo:paragraph-rsid="001f9ef7"/>
    </style:style>
    <style:style style:name="P24" style:family="paragraph" style:parent-style-name="Text_20_body">
      <style:text-properties officeooo:rsid="00394438" officeooo:paragraph-rsid="00394438"/>
    </style:style>
    <style:style style:name="P25" style:family="paragraph" style:parent-style-name="Text_20_body">
      <style:text-properties officeooo:rsid="003c8e4f" officeooo:paragraph-rsid="003c8e4f"/>
    </style:style>
    <style:style style:name="P26" style:family="paragraph" style:parent-style-name="Codi">
      <style:text-properties officeooo:rsid="0030bdaa" officeooo:paragraph-rsid="0030bdaa"/>
    </style:style>
    <style:style style:name="P27" style:family="paragraph" style:parent-style-name="Codi">
      <style:text-properties officeooo:rsid="00323585" officeooo:paragraph-rsid="00323585"/>
    </style:style>
    <style:style style:name="P28" style:family="paragraph" style:parent-style-name="Codi">
      <style:text-properties officeooo:rsid="0033544d" officeooo:paragraph-rsid="0033544d"/>
    </style:style>
    <style:style style:name="P29" style:family="paragraph" style:parent-style-name="Codi">
      <style:text-properties officeooo:rsid="00356bda" officeooo:paragraph-rsid="00356bda"/>
    </style:style>
    <style:style style:name="P30" style:family="paragraph" style:parent-style-name="Codi">
      <style:text-properties officeooo:rsid="00371325" officeooo:paragraph-rsid="00371325"/>
    </style:style>
    <style:style style:name="P31" style:family="paragraph" style:parent-style-name="Codi">
      <style:text-properties fo:font-style="italic" officeooo:rsid="00371325" officeooo:paragraph-rsid="00371325" style:font-style-asian="italic" style:font-style-complex="italic"/>
    </style:style>
    <style:style style:name="P32" style:family="paragraph" style:parent-style-name="Codi">
      <style:text-properties officeooo:paragraph-rsid="00394438"/>
    </style:style>
    <style:style style:name="P33" style:family="paragraph" style:parent-style-name="Codi">
      <style:text-properties officeooo:rsid="003aa866" officeooo:paragraph-rsid="003aa866"/>
    </style:style>
    <style:style style:name="P34" style:family="paragraph" style:parent-style-name="Codi">
      <style:text-properties officeooo:rsid="003aa866" officeooo:paragraph-rsid="003cf23b"/>
    </style:style>
    <style:style style:name="P35" style:family="paragraph" style:parent-style-name="Codi">
      <style:text-properties officeooo:rsid="003cf23b" officeooo:paragraph-rsid="003cf23b"/>
    </style:style>
    <style:style style:name="P36" style:family="paragraph" style:parent-style-name="Codi">
      <style:text-properties officeooo:paragraph-rsid="003cf23b"/>
    </style:style>
    <style:style style:name="P37" style:family="paragraph" style:parent-style-name="Heading_20_1">
      <style:text-properties officeooo:rsid="003c8e4f" officeooo:paragraph-rsid="003c8e4f"/>
    </style:style>
    <style:style style:name="P38" style:family="paragraph" style:parent-style-name="Codi">
      <style:text-properties officeooo:paragraph-rsid="003e95dd"/>
    </style:style>
    <style:style style:name="P39" style:family="paragraph" style:parent-style-name="Heading_20_2">
      <style:text-properties officeooo:rsid="001ed55a" officeooo:paragraph-rsid="001ed55a"/>
    </style:style>
    <style:style style:name="T1" style:family="text">
      <style:text-properties officeooo:rsid="001ed55a"/>
    </style:style>
    <style:style style:name="T2" style:family="text">
      <style:text-properties officeooo:rsid="001f9ef7"/>
    </style:style>
    <style:style style:name="T3" style:family="text">
      <style:text-properties officeooo:rsid="00242382"/>
    </style:style>
    <style:style style:name="T4" style:family="text">
      <style:text-properties officeooo:rsid="0024f98a"/>
    </style:style>
    <style:style style:name="T5" style:family="text">
      <style:text-properties officeooo:rsid="0030bdaa"/>
    </style:style>
    <style:style style:name="T6" style:family="text">
      <style:text-properties officeooo:rsid="00323585"/>
    </style:style>
    <style:style style:name="T7" style:family="text">
      <style:text-properties fo:font-style="italic" officeooo:rsid="00323585" style:font-style-asian="italic" style:font-style-complex="italic"/>
    </style:style>
    <style:style style:name="T8" style:family="text">
      <style:text-properties officeooo:rsid="0033544d"/>
    </style:style>
    <style:style style:name="T9" style:family="text">
      <style:text-properties officeooo:rsid="00371325"/>
    </style:style>
    <style:style style:name="T10" style:family="text">
      <style:text-properties officeooo:rsid="0037b82b"/>
    </style:style>
    <style:style style:name="T11" style:family="text">
      <style:text-properties officeooo:rsid="00394438"/>
    </style:style>
    <style:style style:name="T12" style:family="text">
      <style:text-properties officeooo:rsid="003aa866"/>
    </style:style>
    <style:style style:name="T13" style:family="text">
      <style:text-properties officeooo:rsid="003c8e4f"/>
    </style:style>
    <style:style style:name="T14" style:family="text">
      <style:text-properties officeooo:rsid="003cf23b"/>
    </style:style>
    <style:style style:name="T15" style:family="text">
      <style:text-properties officeooo:rsid="003e9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quest exemple d'instal·lació <text:span text:style-name="T15">del programari django-aula </text:span>s'ha realitzat sobre un sistema Debian 7, però es pot realitzar sobre qualsevol altra distribució amb poques variacions.</text:p>
      <text:h text:style-name="Heading_20_1" text:outline-level="1">Instal·lació de paquets</text:h>
      <text:p text:style-name="P13">En primer lloc, cal descarregar i instal·lar els paquets necessaris per a desplegar l'aplicació:</text:p>
      <text:p text:style-name="Codi"><text:span text:style-name="T3">root@djAu:~#</text:span> apt-get install python python-recaptcha python-pip python-dev build-essential libxml2-dev libxslt-dev unzip <text:span text:style-name="T3">apache2 libapache2-mod-wsgi</text:span> python-psycopg2 postgresql</text:p>
      <text:h text:style-name="Heading_20_1" text:outline-level="1">Descàrrega del django-aula</text:h>
      <text:p text:style-name="P1">Es pot descarregar django-aula a partir de l'enllaç que es pot trobar a la seva pàgina web:</text:p>
      <text:p text:style-name="P38"><text:span text:style-name="T3">root@djAu:~#</text:span> wget --<text:span text:style-name="T15">no-check-certificate </text:span>https://github.com/ctrl-alt-d/django-aula/archive/master.zip</text:p>
      <text:p text:style-name="P1">Descomprimir el fitxer descarregat:</text:p>
      <text:p text:style-name="Codi"><text:span text:style-name="T3">root@djAu:~#</text:span> unzip master.zip</text:p>
      <text:p text:style-name="P6">Canviem el nom de la carpeta de l'aplicació:</text:p>
      <text:p text:style-name="P26">root@djAu:~# mv django-aula-master/ django-aula/</text:p>
      <text:p text:style-name="P2">Movem el django-aula a un directori més adeqüat per a allotjar l'aplicació:</text:p>
      <text:p text:style-name="Codi"><text:span text:style-name="T3">root@djAu:~#</text:span> mv django-aula/ /<text:span text:style-name="T5">opt</text:span>/</text:p>
      <text:h text:style-name="Heading_20_1" text:outline-level="1">Instal·lació de requeriments</text:h>
      <text:p text:style-name="P14">Ens posicionem al directori principal de django-aula</text:p>
      <text:p text:style-name="Codi">root@djAu:~# cd /<text:span text:style-name="T5">opt</text:span>/django-aula/</text:p>
      <text:p text:style-name="P9">Des del directori principal de django-aula s'han d'instal·lar la resta de requeriments de l'aplicació:</text:p>
      <text:p text:style-name="P27">root@djAu:/opt/django-aula# pip install -r requirements.txt</text:p>
      <text:p text:style-name="P20">Ignorar els missatges d'avís que es mostren. Per a revisar si s'han executat tots els requeriments anteriors, repetir la comanda de nou.</text:p>
      <text:h text:style-name="Heading_20_1" text:outline-level="1">Configurar base de dades</text:h>
      <text:p text:style-name="P20">Canviem a usuari postgres.</text:p>
      <text:p text:style-name="P27">root@djAu:~# su - postgres</text:p>
      <text:p text:style-name="P20">Entrem a la consola del sistema gestor de bases de dades.</text:p>
      <text:p text:style-name="P27">postgres@djAu:~$ psql </text:p>
      <text:p text:style-name="P27">psql (9.1.13) </text:p>
      <text:p text:style-name="P27">Type "help" for help. </text:p>
      <text:p text:style-name="P19">Creen la nova base de dades per a emmagatzemar les dades de l'aplicació.</text:p>
      <text:p text:style-name="P27">postgres=# CREATE DATABASE djangoaula; </text:p>
      <text:p text:style-name="P27">CREATE DATABASE </text:p>
      <text:p text:style-name="P20">Creem l'usuari que accedirà a la base de dades i li otorguem tots els privilegis. Cal modificar la contrasenya per una pròpia.</text:p>
      <text:p text:style-name="P27"><text:soft-page-break/>postgres=# CREATE USER userdjangoaula WITH PASSWORD 'XXXXXXXXXX'; </text:p>
      <text:p text:style-name="P27">CREATE ROLE </text:p>
      <text:p text:style-name="P27">postgres=# GRANT ALL PRIVILEGES ON DATABASE djangoaula TO userdjangoaula; </text:p>
      <text:p text:style-name="P27">GRANT </text:p>
      <text:p text:style-name="P20">Sortim del PostgreSQL.</text:p>
      <text:p text:style-name="P27">postgres=# \q </text:p>
      <text:p text:style-name="P20">Tornem al superusuari.</text:p>
      <text:p text:style-name="P27">postgres@djAu:~$ exit </text:p>
      <text:p text:style-name="P27">logout </text:p>
      <text:p text:style-name="P27">root@djAu:/opt/django-aula#</text:p>
      <text:h text:style-name="Heading_20_1" text:outline-level="1">Configurar django-aula</text:h>
      <text:p text:style-name="Text_20_body">E<text:span text:style-name="T6">ntrem al directori </text:span><text:span text:style-name="T7">aula</text:span><text:span text:style-name="T6"> de l'aplicació:</text:span></text:p>
      <text:p text:style-name="Codi">root@djAu:/opt/django-aula# cd /opt/django-aula/aula</text:p>
      <text:p text:style-name="P21">Podem veure una mostra per a fer servir de base del fitxer de configuració:</text:p>
      <text:p text:style-name="P28">root@djAu:/opt/django-aula/aula# cat settings_local.sample </text:p>
      <text:p text:style-name="P28"># This Python file uses the following encoding: utf-8 </text:p>
      <text:p text:style-name="P28"># Django settings for aula project. </text:p>
      <text:p text:style-name="P28"/>
      <text:p text:style-name="P28">from settings_dir.common import * </text:p>
      <text:p text:style-name="P28"/>
      <text:p text:style-name="P28">NOM_CENTRE = 'Centre de Demo' </text:p>
      <text:p text:style-name="P28">LOCALITAT = u"L'Escala" </text:p>
      <text:p text:style-name="P28">URL_DJANGO_AULA = r'http://djau.ctrlaltd.webfactional.com' </text:p>
      <text:p text:style-name="P28">ALLOWED_HOSTS = [ 'djau.ctrlaltd.webfactional.com', ] </text:p>
      <text:p text:style-name="P28"/>
      <text:p text:style-name="P28">#En cas de tenir un arbre de predicció cal posar-lo aquí: </text:p>
      <text:p text:style-name="P28"># from lxml import etree <text:s/></text:p>
      <text:p text:style-name="P28"># PREDICTION_TREE=etree.parse( r'path_fins_el_model' ) </text:p>
      <text:p text:style-name="P28">PREDICTION_TREE = None </text:p>
      <text:p text:style-name="P28"/>
      <text:p text:style-name="P28">STATIC_URL = '{domain}/site-css/'.format( domain=URL_DJANGO_AULA ) </text:p>
      <text:p text:style-name="P28">STATIC_ROOT = '/home/ctrlaltd/webapps/djaustatic/' </text:p>
      <text:p text:style-name="P28"/>
      <text:p text:style-name="P28">EMAIL_SUBJECT_PREFIX = '[DEMO AULA] ' </text:p>
      <text:p text:style-name="P21">Creem el fitxer de configuració de l'aplicació, amb el nom settings_local.py:</text:p>
      <text:p text:style-name="P36"><text:span text:style-name="T8">root@djAu:/opt/django-aula/aula# </text:span>nano settings_local.py</text:p>
      <text:p text:style-name="Text_20_body">I escrivim la configuració del fitxer. A continuació <text:span text:style-name="T8">es mostra un exemple, el fitxer utilitzat a </text:span><text:soft-page-break/><text:span text:style-name="T8">l'Institut de Vidreres, però cal adaptar-ho a cada centre</text:span>.</text:p>
      <text:p text:style-name="P28"># This Python file uses the following encoding: utf-8 </text:p>
      <text:p text:style-name="P28"># Django settings for aula project. </text:p>
      <text:p text:style-name="P28"/>
      <text:p text:style-name="P28">from settings_dir.common import * </text:p>
      <text:p text:style-name="P28"/>
      <text:p text:style-name="P28"><text:span text:style-name="T10">#</text:span>print 'Prenent local settings' </text:p>
      <text:p text:style-name="P28"/>
      <text:p text:style-name="P28">ADMINS = ( </text:p>
      <text:p text:style-name="P28"><text:s text:c="5"/>('djAu Master', 'jrodr236@xtec.cat'), </text:p>
      <text:p text:style-name="P28">) </text:p>
      <text:p text:style-name="P28"/>
      <text:p text:style-name="P28">EMAIL_HOST='smtp.gmail.com' </text:p>
      <text:p text:style-name="P28">EMAIL_HOST_USER='djAu.vidreres@gmail.com' </text:p>
      <text:p text:style-name="P28">EMAIL_HOST_PASSWORD='XXXXXXXXXX' </text:p>
      <text:p text:style-name="P28">EMAIL_PORT=587 </text:p>
      <text:p text:style-name="P28">EMAIL_USE_TLS=True </text:p>
      <text:p text:style-name="P28">SERVER_EMAIL='djAu.vidreres@gmail.com' </text:p>
      <text:p text:style-name="P28">EMAIL_BACKEND = 'django.core.mail.backends.smtp.EmailBackend' </text:p>
      <text:p text:style-name="P28"/>
      <text:p text:style-name="P28">SESSION_EXPIRE_AT_BROWSER_CLOSE = True </text:p>
      <text:p text:style-name="P28">SESSION_COOKIE_SECURE = True </text:p>
      <text:p text:style-name="P28"/>
      <text:p text:style-name="P29">DATABASES = { </text:p>
      <text:p text:style-name="P29"><text:s text:c="4"/>'default': { </text:p>
      <text:p text:style-name="P29"><text:s text:c="8"/>'ENGINE': 'django.db.backends.postgresql_psycopg2', </text:p>
      <text:p text:style-name="P29"><text:s text:c="8"/>'NAME': 'django-aula', </text:p>
      <text:p text:style-name="P29"><text:s text:c="8"/>'USER': 'userdjangoaula', </text:p>
      <text:p text:style-name="P29"><text:s text:c="8"/>'PASSWORD': "<text:span text:style-name="T6">XXXXXXXXXX</text:span>", </text:p>
      <text:p text:style-name="P29"><text:s text:c="8"/>'HOST': '', </text:p>
      <text:p text:style-name="P29"><text:s text:c="8"/>'PORT': '5432', # Ull, pot ser el 5433 </text:p>
      <text:p text:style-name="P29"><text:s text:c="8"/>'OPTIONS': { 'autocommit': True, } </text:p>
      <text:p text:style-name="P29"><text:s text:c="4"/>} </text:p>
      <text:p text:style-name="P29">}</text:p>
      <text:p text:style-name="P28"/>
      <text:p text:style-name="P28">#TEMPLATE_DIRS = [ </text:p>
      <text:p text:style-name="P28"># <text:s text:c="3"/>location('../customising/templates'), </text:p>
      <text:p text:style-name="P28">#] + TEMPLATE_DIRS </text:p>
      <text:p text:style-name="P28"/>
      <text:p text:style-name="P28"><text:soft-page-break/>#print TEMPLATE_DIRS </text:p>
      <text:p text:style-name="P28"/>
      <text:p text:style-name="P28">#INSTALLED_APPS <text:s/>= [ </text:p>
      <text:p text:style-name="P28"># <text:s text:c="3"/>'django.contrib.staticfiles', </text:p>
      <text:p text:style-name="P28">#] + INSTALLED_APPS </text:p>
      <text:p text:style-name="P28"/>
      <text:p text:style-name="P28">NOM_CENTRE = u"Ins Vidreres" </text:p>
      <text:p text:style-name="P28">LOCALITAT = u"Vidreres" </text:p>
      <text:p text:style-name="P28">URL_DJANGO_AULA = r'https://ies-vidreres.xtec.cat:22173/' </text:p>
      <text:p text:style-name="P28"/>
      <text:p text:style-name="P28">EMAIL_SUBJECT_PREFIX = u"[Ins Vidreres] " </text:p>
      <text:p text:style-name="P28"/>
      <text:p text:style-name="P28">ALLOWED_HOSTS = [ 'ies-vidreres.xtec.cat:22173', 'ies-vidreres.xtec.cat', '*' ] </text:p>
      <text:p text:style-name="P28">#TODO: treure l'* d'ALLOWED_HOSTS, i aconseguir que funcioni sense posar DEBUG=True </text:p>
      <text:p text:style-name="P28">#print 'ALLOWED_HOSTS:' </text:p>
      <text:p text:style-name="P28">#print ALLOWED_HOSTS </text:p>
      <text:p text:style-name="P28"/>
      <text:p text:style-name="P28"/>
      <text:p text:style-name="P28">COMPRESS_ENABLED = False </text:p>
      <text:p text:style-name="P28">DEBUG = False </text:p>
      <text:p text:style-name="P28">#TEMPLATE_DEBUG = False </text:p>
      <text:p text:style-name="P28">#SQL_DEBUG = False </text:p>
      <text:p text:style-name="P28"/>
      <text:p text:style-name="P28">#TODO: </text:p>
      <text:p text:style-name="P28">#SECRET_KEY = '5_6w-au6sadfsafasfasfxg8vodg1p(j#ph' </text:p>
      <text:p text:style-name="P28"/>
      <text:p text:style-name="P28">#Adaptacions a l'institut </text:p>
      <text:p text:style-name="P28">CUSTOM_RETARD_PROVOCA_INCIDENCIA = True </text:p>
      <text:p text:style-name="P28">CUSTOM_RETARD_TIPUS_INCIDENCIA = { 'tipus': u'Lleu', 'es_informativa': False } </text:p>
      <text:p text:style-name="P28">CUSTOM_RETARD_FRASE = u'Ha arribat tard a classe.' </text:p>
      <text:p text:style-name="P28">CUSTOM_RANKING_BY_TIPUS = True </text:p>
      <text:p text:style-name="P21"/>
      <text:p text:style-name="P22">S'han de modificar les contrasenyes per a que coincideixin amb la del correu electrònic (si es vol fer servir), i la del usuari del PostgreSQL que anteriorment hem creat.</text:p>
      <text:h text:style-name="Heading_20_1" text:outline-level="1">Crear base de dades</text:h>
      <text:p text:style-name="P3"/>
      <text:p text:style-name="P7"><text:soft-page-break/>Ens posicionem al directori principal de l'aplicació.</text:p>
      <text:p text:style-name="Codi">root@djAu:/opt/django-aula/aula# cd /opt/django-aula/</text:p>
      <text:p text:style-name="P8">Creem l'estructura de la base de dades. </text:p>
      <text:p text:style-name="P30">root@djAu:/opt/django-aula# python manage.py syncdb </text:p>
      <text:p text:style-name="P30">Prenent local settings </text:p>
      <text:p text:style-name="P30">Creating tables ... </text:p>
      <text:p text:style-name="P30">Creating table auth_permission </text:p>
      <text:p text:style-name="P31">(...)</text:p>
      <text:p text:style-name="P30">Creating table baixes_feina </text:p>
      <text:p text:style-name="P8">En el cas que demani crear un superusuari, crear-ne un de nou amb el nom admin. Especificar el nostre correu electrònic i una contrasenya per a aquest usuari. S'utilitzarà aquest usuari per a les tasques administratives a l'aplicació django-aula.</text:p>
      <text:p text:style-name="P30">You just installed Django's auth system, which means you don't have any superusers defined. </text:p>
      <text:p text:style-name="P30">Would you like to create one now? (yes/no): yes </text:p>
      <text:p text:style-name="P30">Username (leave blank to use 'root'): admin </text:p>
      <text:p text:style-name="P30">Email address: XXXXXXXXXX@gmail.com </text:p>
      <text:p text:style-name="P30">Password: </text:p>
      <text:p text:style-name="P30">Password (again): </text:p>
      <text:p text:style-name="P30">Superuser created successfully. </text:p>
      <text:p text:style-name="P30">Installing custom SQL ... </text:p>
      <text:p text:style-name="P30">Installing indexes ... </text:p>
      <text:p text:style-name="P30">Installed 0 object(s) from 0 fixture(s) </text:p>
      <text:h text:style-name="Heading_20_1" text:outline-level="1">Importar dades inicials</text:h>
      <text:p text:style-name="P10">S'ha d'executar l'script per a que carregui les dades bàsiques inicials, necessàries per al funcionament de django-aula:</text:p>
      <text:p text:style-name="Codi"><text:span text:style-name="T9">root@djAu:/opt/django-aula#</text:span> scripts/fixtures.sh</text:p>
      <text:h text:style-name="Heading_20_1" text:outline-level="1">Fer que administrador sigui de l'equip directiu</text:h>
      <text:p text:style-name="P15"><text:span text:style-name="T11">C</text:span>al afegir l'usuari administrador al grup de direcció. <text:span text:style-name="T1">Entrar a l'entorn de comandes del llenguatge python:</text:span></text:p>
      <text:p text:style-name="Codi"><text:span text:style-name="T4">root@djAu:/var/django-aula-master</text:span># python manage.py shell</text:p>
      <text:p text:style-name="P16">I executar les instruccions següents a dins aquest entorn:</text:p>
      <text:p text:style-name="Codi">from django.contrib.auth.models import User, Group</text:p>
      <text:p text:style-name="Codi">g = Group.objects.get( name = 'direcció' )</text:p>
      <text:p text:style-name="Codi">a = User.objects.get( username = 'admin' )</text:p>
      <text:p text:style-name="Codi">a.groups = [ g ]</text:p>
      <text:p text:style-name="Codi">a.save()</text:p>
      <text:p text:style-name="Codi">quit()</text:p>
      <text:h text:style-name="P39" text:outline-level="2"><text:soft-page-break/><text:span text:style-name="T11">Provar l'execució de</text:span> l'aplicació</text:h>
      <text:p text:style-name="P11">Ja podem <text:span text:style-name="T11">provar</text:span> l'aplicació:</text:p>
      <text:p text:style-name="Codi"># python manage.py runserver 0.0.0.0:8000</text:p>
      <text:p text:style-name="P23"><text:span text:style-name="T2">L'aplicació serà accessible via navegador web amb la ruta </text:span><text:a xlink:type="simple" xlink:href="http://IP:8000/"><text:span text:style-name="T2">http://IP:8000</text:span></text:a><text:span text:style-name="T2">, essent IP l'adreça IP de la màquina a on django-aula estigui instal·lada.</text:span></text:p>
      <text:p text:style-name="P24">Nota: no funciona el mecanisme d'autenticació si encara no s'ha configurat l'accés segur per https i al fitxer de configuració de django (settings_local.py) té el següent paràmetre configurat:</text:p>
      <text:p text:style-name="Codi">SESSION_COOKIE_SECURE = True </text:p>
      <text:p text:style-name="P25">Un cop verificat que l'aplicació és accessible via web, parar el servidor mitjançant CTRL+C.</text:p>
      <text:h text:style-name="Heading_20_1" text:outline-level="1">Configurar l'accés segur</text:h>
      <text:p text:style-name="P17">Per a configurar l'accés per HTTPS a l'aplicació cal configurar el servidor de pàgines web <text:span text:style-name="T11">A</text:span>pache.</text:p>
      <text:p text:style-name="P17">Crear un certificat SSL, necessari per a aquest tipus de connexió:</text:p>
      <text:p text:style-name="Codi"># make-ssl-cert /usr/share/ssl-cert/ssleay.cnf /etc/ssl/vidreres-self.crt</text:p>
      <text:p text:style-name="Codi"># cd /etc/ssl</text:p>
      <text:p text:style-name="Codi">/etc/ssl# cp vidreres-self.crt vidreres-self.key</text:p>
      <text:p text:style-name="P17">Modificar el fitxer de key per a deixar només part que hi ha entre les línies “BEGIN PRIVATE KEY” I “END PRIVATE KEY”</text:p>
      <text:p text:style-name="Codi">/etc/ssl# nano vidreres-self.key</text:p>
      <text:p text:style-name="Codi">/etc/ssl/private# cat vidreres-self.key </text:p>
      <text:p text:style-name="Codi">-----BEGIN PRIVATE KEY----- </text:p>
      <text:p text:style-name="Codi"><text:tab/>[...]</text:p>
      <text:p text:style-name="Codi">-----END PRIVATE KEY----- </text:p>
      <text:p text:style-name="P17">Posicionar els dos fitxers del certificat al directori pertinent:</text:p>
      <text:p text:style-name="Codi">/etc/ssl# mv vidreres-self.crt certs/ </text:p>
      <text:p text:style-name="Codi">/etc/ssl# mv vidreres-self.key private/</text:p>
      <text:p text:style-name="P32">/etc/ssl# <text:span text:style-name="T11">cd</text:span></text:p>
      <text:p text:style-name="P17"/>
      <text:p text:style-name="P24">Nota: es recomana obtenir un certificat d'una autoritat de certificació (CA) reconeguda pels principals navegadors, i evitar així els missatges d'alerta que es mostrarà en accedir a la web de l'aplicació.</text:p>
      <text:p text:style-name="P17"/>
      <text:p text:style-name="P17">Un cop creat el certificat, activar el mòdul SSL del servidor de pàgines web:</text:p>
      <text:p text:style-name="Codi"># a2enmod ssl</text:p>
      <text:p text:style-name="P17">Configurar un nou lloc al servidor de pàgines web que mostri el djau:</text:p>
      <text:p text:style-name="P33">root@djAu:~# cp /opt/django-aula/apache/virtualHost.txt /etc/apache2/sites-available/djau.conf</text:p>
      <text:p text:style-name="P33">root@djAu:~# cd /etc/apache2/sites-enabled/</text:p>
      <text:p text:style-name="P33">root@djAu:/etc/apache2/sites-enabled# ln -s ../sites-<text:soft-page-break/>available/djau.conf </text:p>
      <text:p text:style-name="P33">root@djAu:/etc/apache2/sites-enabled# ls -l </text:p>
      <text:p text:style-name="P33">total 0 </text:p>
      <text:p text:style-name="P33">lrwxrwxrwx 1 root root 26 jun <text:s/>6 12:07 000-default -&gt; ../sites-available/default </text:p>
      <text:p text:style-name="P33">lrwxrwxrwx 1 root root 28 jun 11 11:26 djau.conf -&gt; ../sites-available/djau.conf</text:p>
      <text:p text:style-name="P4">Pot ser que calgui fer algunes modificacions per a adaptar-ho al sistema en concret. A continuació es mostra el contingut del fitxer per al servidor de l'Institut de Vidreres:</text:p>
      <text:p text:style-name="P34">root@djAu:/etc/apache2/sites-enabled# <text:span text:style-name="T14">nano </text:span>djau.conf </text:p>
      <text:p text:style-name="P33">root@djAu:/etc/apache2/sites-enabled# cat djau.conf </text:p>
      <text:p text:style-name="P33">&lt;IfModule mod_ssl.c&gt; </text:p>
      <text:p text:style-name="P33"/>
      <text:p text:style-name="P33">#&lt;VirtualHost *:80&gt; </text:p>
      <text:p text:style-name="P33"># <text:s/>ServerName djau.institutvidreres.cat </text:p>
      <text:p text:style-name="P33"># <text:s/>RedirectMatch permanent ^(.*)$ https://192.168.1.11$1 </text:p>
      <text:p text:style-name="P33">#&lt;/VirtualHost&gt; </text:p>
      <text:p text:style-name="P33"/>
      <text:p text:style-name="P33">&lt;VirtualHost *:443&gt; </text:p>
      <text:p text:style-name="P33"><text:tab/>ServerAdmin jrodr236@xtec.c<text:span text:style-name="T13">at</text:span></text:p>
      <text:p text:style-name="P33"><text:tab/>ServerName ies-vidreres.xtec.cat:22173 </text:p>
      <text:p text:style-name="P33"/>
      <text:p text:style-name="P33"><text:tab/>WSGIScriptAlias / /opt/django-aula/apache/django.wsgi </text:p>
      <text:p text:style-name="P33"><text:s text:c="2"/>Alias /site-css/admin /usr/local/lib/python2.7/dist-packages/django/contrib/admin/static/admin </text:p>
      <text:p text:style-name="P33"><text:tab/>Alias /site-css /opt/django-aula/aula/site-css </text:p>
      <text:p text:style-name="P33"/>
      <text:p text:style-name="P33"><text:tab/>ErrorLog /var/log/apache2/django-aula-ssl_error.log </text:p>
      <text:p text:style-name="P33"/>
      <text:p text:style-name="P33"><text:tab/>&lt;Directory /opt/django/django-aula/apache&gt; </text:p>
      <text:p text:style-name="P33"><text:tab/> <text:s/>Order allow,deny </text:p>
      <text:p text:style-name="P33"><text:tab/> <text:s/>Allow from all </text:p>
      <text:p text:style-name="P33"><text:tab/>&lt;/Directory&gt; </text:p>
      <text:p text:style-name="P33"/>
      <text:p text:style-name="P33"><text:tab/>&lt;Directory /usr/local/lib/python2.7/dist-packages/django/contrib/admin/static/admin&gt; </text:p>
      <text:p text:style-name="P33"><text:s text:c="4"/>Order allow,deny </text:p>
      <text:p text:style-name="P33"><text:tab/> <text:s/>Allow from all </text:p>
      <text:p text:style-name="P33"><text:tab/>&lt;/Directory&gt; </text:p>
      <text:p text:style-name="P33"/>
      <text:p text:style-name="P33"><text:tab/># Possible values include: debug, info, notice, warn, error, crit, </text:p>
      <text:p text:style-name="P33"><text:soft-page-break/><text:tab/># alert, emerg. </text:p>
      <text:p text:style-name="P33"><text:tab/>LogLevel warn </text:p>
      <text:p text:style-name="P33"/>
      <text:p text:style-name="P33"><text:tab/>CustomLog /var/log/apache2/django-aula-ssl_access.log combined </text:p>
      <text:p text:style-name="P33"/>
      <text:p text:style-name="P33"><text:tab/># <text:s text:c="2"/>SSL Engine Switch: </text:p>
      <text:p text:style-name="P33"><text:tab/># <text:s text:c="2"/>Enable/Disable SSL for this virtual host. </text:p>
      <text:p text:style-name="P33"><text:tab/>SSLEngine on </text:p>
      <text:p text:style-name="P33"/>
      <text:p text:style-name="P33"><text:tab/># <text:s text:c="2"/>A self-signed (snakeoil) certificate can be created by installing </text:p>
      <text:p text:style-name="P33"><text:tab/># <text:s text:c="2"/>the ssl-cert package. See </text:p>
      <text:p text:style-name="P33"><text:tab/># <text:s text:c="2"/>/usr/share/doc/apache2.2-common/README.Debian.gz for more info. </text:p>
      <text:p text:style-name="P33"><text:tab/># <text:s text:c="2"/>If both key and certificate are stored in the same file, only the </text:p>
      <text:p text:style-name="P33"><text:tab/># <text:s text:c="2"/>SSLCertificateFile directive is needed. </text:p>
      <text:p text:style-name="P33"><text:tab/>SSLCertificateFile <text:s text:c="3"/>/etc/ssl/certs/vidreres-self.crt </text:p>
      <text:p text:style-name="P33"><text:tab/>SSLCertificateKeyFile /etc/ssl/private/vidreres-self.key </text:p>
      <text:p text:style-name="P33"/>
      <text:p text:style-name="P33"><text:tab/>&lt;FilesMatch "\.(cgi|shtml|phtml|php)$"&gt; </text:p>
      <text:p text:style-name="P33"><text:tab/><text:tab/>SSLOptions +StdEnvVars </text:p>
      <text:p text:style-name="P33"><text:tab/>&lt;/FilesMatch&gt; </text:p>
      <text:p text:style-name="P33"><text:tab/>&lt;Directory /usr/lib/cgi-bin&gt; </text:p>
      <text:p text:style-name="P33"><text:tab/><text:tab/>SSLOptions +StdEnvVars </text:p>
      <text:p text:style-name="P33"><text:tab/>&lt;/Directory&gt; </text:p>
      <text:p text:style-name="P33"/>
      <text:p text:style-name="P33"><text:tab/>BrowserMatch ".*MSIE.*" \ </text:p>
      <text:p text:style-name="P33"><text:tab/><text:tab/>nokeepalive ssl-unclean-shutdown \ </text:p>
      <text:p text:style-name="P33"><text:tab/><text:tab/>downgrade-1.0 force-response-1.0 </text:p>
      <text:p text:style-name="P33"/>
      <text:p text:style-name="P33">&lt;/VirtualHost&gt; </text:p>
      <text:p text:style-name="P33">&lt;/IfModule&gt;</text:p>
      <text:p text:style-name="P4"/>
      <text:p text:style-name="P5"><text:span text:style-name="T12">Per a que </text:span>les peticions d'HTTP (port 80) es redirigeixin a HTTPS (port 443), caldrà eliminar el fitxer que configura la pàgina web per defecte:</text:p>
      <text:p text:style-name="P33">root@djAu:/etc/apache2/sites-enabled# rm 000-default</text:p>
      <text:p text:style-name="P4"/>
      <text:p text:style-name="P4"><text:span text:style-name="T13">Potser caldrà adaptar </text:span>el fitxer de configuració de l'aplicació wsgi per a que s'adapti al nostre sistema. A continuació es mostra un exemple <text:span text:style-name="T13">d'aquest fitxer</text:span>:</text:p>
      <text:p text:style-name="Codi"><text:soft-page-break/>root@djAu:/etc/apache2/sites-enabled# cd /opt/django-aula/apache/ </text:p>
      <text:p text:style-name="P36">root@djAu:/opt/django-aula/apache# <text:span text:style-name="T14">nano</text:span> django.wsgi </text:p>
      <text:p text:style-name="Codi">root@djAu:/opt/django-aula/apache# cat django.wsgi </text:p>
      <text:p text:style-name="Codi">import os </text:p>
      <text:p text:style-name="Codi">import sys </text:p>
      <text:p text:style-name="Codi"/>
      <text:p text:style-name="P35">sys.path.append('/opt/django-aula')</text:p>
      <text:p text:style-name="Codi"/>
      <text:p text:style-name="Codi">os.environ['DJANGO_SETTINGS_MODULE'] = 'aula.settings' </text:p>
      <text:p text:style-name="Codi"/>
      <text:p text:style-name="Codi">import django.core.handlers.wsgi </text:p>
      <text:p text:style-name="Codi">application = django.core.handlers.wsgi.WSGIHandler() </text:p>
      <text:p text:style-name="P17"/>
      <text:p text:style-name="P18">Finalment, només cal reiniciar el servidor de pàgines web per a que recarregui la nova configuració:</text:p>
      <text:p text:style-name="Codi">root@djAu:/etc/apache2/sites-enabled# service apache2 restart </text:p>
      <text:p text:style-name="P25">Llegir els avisos que se'ns mostra, i ignorar-los si no son problemàtics per al nostre sistema.</text:p>
      <text:h text:style-name="P37" text:outline-level="1">Accés al sistema</text:h>
      <text:p text:style-name="P25">Un cop acabada la configuració inicial del sistema, es pot accedir utilitzant la URL <text:a xlink:type="simple" xlink:href="https://IP:8000/"><text:span text:style-name="T2">http</text:span></text:a><text:a xlink:type="simple" xlink:href="https://IP:8000/">s</text:a><text:a xlink:type="simple" xlink:href="https://IP:8000/"><text:span text:style-name="T2">://IP:8000</text:span></text:a><text:span text:style-name="T2">, </text:span>essent IP l'adreça del servi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adornments="Negreta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style-name="Norm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2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i" style:family="paragraph" style:parent-style-name="Text_20_body" style:master-page-name="">
      <style:paragraph-properties fo:margin-left="1.499cm" fo:margin-right="0cm" fo:text-indent="-0.499cm" style:auto-text-indent="false" style:page-number="auto" style:shadow="none">
        <style:tab-stops/>
      </style:paragraph-properties>
      <style:text-properties style:font-name="Liberation Mono" fo:font-family="'Liberation Mono'" style:font-style-name="Negreta" style:font-family-generic="modern" style:font-pitch="fixed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</meta:initial-creator>
    <meta:creation-date>2013-07-26T11:59:47</meta:creation-date>
    <dc:date>2014-09-03T19:15:03.053886643</dc:date>
    <dc:creator>joan </dc:creator>
    <meta:editing-duration>P1DT7H16M50S</meta:editing-duration>
    <meta:editing-cycles>23</meta:editing-cycles>
    <meta:generator>LibreOffice/4.2.6.3$Linux_X86_64 LibreOffice_project/420m0$Build-3</meta:generator>
    <meta:document-statistic meta:table-count="0" meta:image-count="0" meta:object-count="0" meta:page-count="9" meta:paragraph-count="249" meta:word-count="1409" meta:character-count="11824" meta:non-whitespace-character-count="10360"/>
  </office:meta>
</office:document-meta>
</file>